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left="0cm" fo:margin-right="0cm" style:line-height-at-least="0.503cm" fo:widows="1" fo:text-indent="0cm" style:auto-text-indent="false"/>
      <style:text-properties fo:font-variant="normal" fo:text-transform="none" fo:color="#000000" style:font-name="sans-serif" fo:font-size="9pt" fo:letter-spacing="normal" fo:font-style="normal" fo:font-weight="bold"/>
    </style:style>
    <style:style style:name="P2" style:family="paragraph" style:parent-style-name="Text_20_body" style:list-style-name="L1">
      <style:paragraph-properties fo:margin-left="0cm" fo:margin-right="0cm" fo:margin-top="0cm" fo:margin-bottom="0cm" style:contextual-spacing="false" style:line-height-at-least="0.503cm" fo:widows="1" fo:text-indent="0cm" style:auto-text-indent="false" fo:padding="0cm" fo:border="none"/>
      <style:text-properties officeooo:paragraph-rsid="000146f7"/>
    </style:style>
    <style:style style:name="P3" style:family="paragraph" style:parent-style-name="Text_20_body" style:list-style-name="L2">
      <style:paragraph-properties fo:margin-left="0cm" fo:margin-right="0cm" fo:margin-top="0cm" fo:margin-bottom="0cm" style:contextual-spacing="false" style:line-height-at-least="0.503cm" fo:widows="1" fo:text-indent="0cm" style:auto-text-indent="false" fo:padding="0cm" fo:border="none"/>
    </style:style>
    <style:style style:name="P4" style:family="paragraph" style:parent-style-name="Text_20_body" style:list-style-name="L3">
      <style:paragraph-properties fo:margin-left="0cm" fo:margin-right="0cm" fo:margin-top="0cm" fo:margin-bottom="0cm" style:contextual-spacing="false" style:line-height-at-least="0.503cm" fo:widows="1" fo:text-indent="0cm" style:auto-text-indent="false" fo:padding="0cm" fo:border="none"/>
      <style:text-properties fo:font-variant="normal" fo:text-transform="none" fo:color="#000000" style:font-name="sans-serif" fo:font-size="9pt" fo:letter-spacing="normal" fo:font-style="normal" fo:font-weight="normal"/>
    </style:style>
    <style:style style:name="P5" style:family="paragraph" style:parent-style-name="Text_20_body" style:list-style-name="L4">
      <style:paragraph-properties fo:margin-left="0cm" fo:margin-right="0cm" fo:margin-top="0cm" fo:margin-bottom="0cm" style:contextual-spacing="false" style:line-height-at-least="0.503cm" fo:widows="1" fo:text-indent="0cm" style:auto-text-indent="false" fo:padding="0cm" fo:border="none"/>
      <style:text-properties fo:font-variant="normal" fo:text-transform="none" fo:color="#000000" style:font-name="sans-serif" fo:font-size="9pt" fo:letter-spacing="normal" fo:font-style="normal" fo:font-weight="normal"/>
    </style:style>
    <style:style style:name="P6" style:family="paragraph" style:parent-style-name="Text_20_body" style:list-style-name="L1">
      <style:paragraph-properties fo:margin-top="0cm" fo:margin-bottom="0cm" style:contextual-spacing="false" style:line-height-at-least="0.503cm" fo:widows="1" fo:padding="0cm" fo:border="none"/>
    </style:style>
    <style:style style:name="P7" style:family="paragraph" style:parent-style-name="Text_20_body" style:list-style-name="L2">
      <style:paragraph-properties fo:margin-top="0cm" fo:margin-bottom="0cm" style:contextual-spacing="false" style:line-height-at-least="0.503cm" fo:widows="1" fo:padding="0cm" fo:border="none"/>
    </style:style>
    <style:style style:name="P8" style:family="paragraph" style:parent-style-name="Text_20_body" style:list-style-name="L2">
      <style:paragraph-properties fo:margin-top="0cm" fo:margin-bottom="0cm" style:contextual-spacing="false" style:line-height-at-least="0.503cm" fo:widows="1" fo:padding="0cm" fo:border="none"/>
      <style:text-properties fo:font-variant="normal" fo:text-transform="none" fo:color="#000000" style:font-name="sans-serif" fo:font-size="9pt" fo:letter-spacing="normal" fo:font-style="normal" fo:font-weight="normal"/>
    </style:style>
    <style:style style:name="P9" style:family="paragraph" style:parent-style-name="Text_20_body" style:list-style-name="L3">
      <style:paragraph-properties fo:margin-top="0cm" fo:margin-bottom="0cm" style:contextual-spacing="false" style:line-height-at-least="0.503cm" fo:widows="1" fo:padding="0cm" fo:border="none"/>
      <style:text-properties fo:font-variant="normal" fo:text-transform="none" fo:color="#000000" style:font-name="sans-serif" fo:font-size="9pt" fo:letter-spacing="normal" fo:font-style="normal" fo:font-weight="normal"/>
    </style:style>
    <style:style style:name="P10" style:family="paragraph" style:parent-style-name="Text_20_body" style:list-style-name="L4">
      <style:paragraph-properties fo:margin-top="0cm" fo:margin-bottom="0cm" style:contextual-spacing="false" style:line-height-at-least="0.503cm" fo:widows="1" fo:padding="0cm" fo:border="none"/>
      <style:text-properties fo:font-variant="normal" fo:text-transform="none" fo:color="#000000" style:font-name="sans-serif" fo:font-size="9pt" fo:letter-spacing="normal" fo:font-style="normal" fo:font-weight="normal"/>
    </style:style>
    <style:style style:name="P11" style:family="paragraph" style:parent-style-name="Heading_20_1">
      <style:text-properties fo:font-variant="normal" fo:text-transform="none" fo:color="#000000" style:font-name="sans-serif" fo:font-size="17.25pt" fo:letter-spacing="normal" fo:font-style="normal" fo:font-weight="normal"/>
    </style:style>
    <style:style style:name="P12" style:family="paragraph" style:parent-style-name="List_20_Contents" style:list-style-name="L2">
      <style:paragraph-properties fo:margin-left="1cm" fo:margin-right="0cm" fo:margin-top="0cm" fo:margin-bottom="0cm" style:contextual-spacing="false" style:line-height-at-least="0.503cm" fo:widows="1" fo:text-indent="0cm" style:auto-text-indent="false" fo:padding="0cm" fo:border="none"/>
    </style:style>
    <style:style style:name="P13" style:family="paragraph" style:parent-style-name="List_20_Contents" style:list-style-name="L2">
      <style:paragraph-properties fo:margin-top="0cm" fo:margin-bottom="0cm" style:contextual-spacing="false" style:line-height-at-least="0.503cm" fo:widows="1" fo:padding="0cm" fo:border="none"/>
    </style:style>
    <style:style style:name="T1" style:family="text">
      <style:text-properties fo:font-variant="normal" fo:text-transform="none" fo:color="#000000" style:font-name="sans-serif" fo:font-size="9pt" fo:letter-spacing="normal" fo:font-style="normal" fo:font-weight="normal"/>
    </style:style>
    <style:style style:name="T2" style:family="text">
      <style:text-properties fo:font-variant="normal" fo:text-transform="none" fo:color="#000000" style:font-name="sans-serif" fo:font-size="9pt" fo:letter-spacing="normal" fo:font-style="normal" fo:font-weight="normal" fo:background-color="#f9f9f9"/>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list-level-style-number>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 text:outline-level="1"><text:bookmark text:name="ForexConnect_1.3.0_.282013-04-26.29"/>ForexConnect 1.3.0 (2013-04-26)</text:h>
      <text:p text:style-name="P1">Breaking Changes</text:p>
      <text:list xml:id="list7630795062189393593" text:style-name="L1">
        <text:list-item>
          <text:p text:style-name="P2"><text:span text:style-name="T1">The </text:span><text:span text:style-name="Source_20_Text"><text:span text:style-name="T2">Async</text:span></text:span><text:span text:style-name="T1"> logout command has been implemented.</text:span></text:p>
        </text:list-item>
        <text:list-item>
          <text:p text:style-name="P6"><text:span text:style-name="T1">The </text:span><text:span text:style-name="Source_20_Text"><text:span text:style-name="T2">getUsedMargin</text:span></text:span><text:span text:style-name="T1"> method in the </text:span><text:span text:style-name="Source_20_Text"><text:span text:style-name="T2">TradeRow</text:span></text:span><text:span text:style-name="T1"> interface now returns Double instead of Integer.</text:span></text:p>
        </text:list-item>
      </text:list>
      <text:p text:style-name="P1">New Features</text:p>
      <text:list xml:id="list7654188344311790585" text:style-name="L2">
        <text:list-item>
          <text:p text:style-name="P3"><text:span text:style-name="T1">A new </text:span><text:span text:style-name="Source_20_Text"><text:span text:style-name="T2">getQueryDepth</text:span></text:span><text:span text:style-name="T1"> method has been added to the </text:span><text:span text:style-name="Source_20_Text"><text:span text:style-name="T2">O2GTimeframe</text:span></text:span><text:span text:style-name="T1"> interface. It allows getting the maximum number of periods (bars) that can be retrieved via market data snapshot (price history) request.</text:span></text:p>
        </text:list-item>
        <text:list-item>
          <text:p text:style-name="P8">A new row search has been added. It is now possible to search by multiple columns or any of the specified column values. The following methods have been added to the table interfaces:</text:p>
          <text:list>
            <text:list-item>
              <text:p text:style-name="P12"><text:span text:style-name="Source_20_Text"><text:span text:style-name="T2">getNextGenericRowByColumnValues</text:span></text:span></text:p>
            </text:list-item>
            <text:list-item>
              <text:p text:style-name="P13"><text:span text:style-name="Source_20_Text"><text:span text:style-name="T2">getNextGenericRowByMultiColumnValues</text:span></text:span></text:p>
            </text:list-item>
          </text:list>
        </text:list-item>
        <text:list-item>
          <text:p text:style-name="P7"><text:span text:style-name="T1">The </text:span><text:span text:style-name="Source_20_Text"><text:span text:style-name="T2">O2GSession</text:span></text:span><text:span text:style-name="T1"> interface has been extended with a new public </text:span><text:span text:style-name="Source_20_Text"><text:span text:style-name="T2">getSessionStatus</text:span></text:span><text:span text:style-name="T1"> method that allows getting the current session status.</text:span></text:p>
        </text:list-item>
        <text:list-item>
          <text:p text:style-name="P8">Processing update during the refreshing has been added.</text:p>
        </text:list-item>
      </text:list>
      <text:p text:style-name="P1">Other changes</text:p>
      <text:list xml:id="list1305331766856418806" text:style-name="L3">
        <text:list-item>
          <text:p text:style-name="P4">Thread synchronization has been improved.</text:p>
        </text:list-item>
        <text:list-item>
          <text:p text:style-name="P9">Summary calculation performance has been improved.</text:p>
        </text:list-item>
        <text:list-item>
          <text:p text:style-name="P9">The optional symbol parameter has been added to the value map. It is now possible to specify the name of the symbol in the offer field of the value map to create orders. For example, "EUR/USD". The standard samples set has been extended with the new sample (CreateOrderBySymbol in the non table managers samples), demonstrating this feature.</text:p>
        </text:list-item>
        <text:list-item>
          <text:p text:style-name="P9">Handling of session lost during price channel connecting has been added.</text:p>
        </text:list-item>
        <text:list-item>
          <text:p text:style-name="P9">Standard samples have been reviewed and improved. Support of command line has been extended.</text:p>
        </text:list-item>
      </text:list>
      <text:p text:style-name="P1">Fixes</text:p>
      <text:list xml:id="list6985441013198172005" text:style-name="L4">
        <text:list-item>
          <text:p text:style-name="P5">Deadlock in case several sessions are used.</text:p>
        </text:list-item>
        <text:list-item>
          <text:p text:style-name="P10">Android deadlock on exit.</text:p>
        </text:list-item>
        <text:list-item>
          <text:p text:style-name="P10">Creating a snapshot request without the table manager.</text:p>
        </text:list-item>
        <text:list-item>
          <text:p text:style-name="P10">Java wrapper crash on Linux.</text:p>
        </text:list-item>
        <text:list-item>
          <text:p text:style-name="P10">Segmentation fault for multi-session on Linux/Mac.</text:p>
        </text:list-item>
        <text:list-item>
          <text:p text:style-name="P10">Crash on Linux if applications use CURL or QT Network.</text:p>
        </text:list-item>
        <text:list-item>
          <text:p text:style-name="P10">Java access violation if we use a new thread for connecting, and then connect in the main thread.</text:p>
        </text:list-item>
        <text:list-item>
          <text:p text:style-name="P10">An issue with Stop/Limit assignment after the end of a trading day.</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sans-serif" svg:font-family="sans-serif"/>
    <style:font-face style:name="DejaVu Sans Mono" svg:font-family="'DejaVu Sans Mono'" style:font-family-generic="modern" style:font-pitch="fixed"/>
    <style:font-face style:name="Lohit Marathi" svg:font-family="'Lohit Marath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style style:name="Source_20_Text" style:display-name="Source Text" style:family="text">
      <style:text-properties style:font-name="DejaVu Sans Mono" fo:font-family="'DejaVu Sans Mono'" style:font-family-generic="modern" style:font-pitch="fixed" style:font-name-asian="WenQuanYi Zen Hei Sharp1" style:font-family-asian="'WenQuanYi Zen Hei Sharp'" style:font-family-generic-asian="modern" style:font-pitch-asian="fixed" style:font-name-complex="Lohit Marathi" style:font-family-complex="'Lohit Marathi'"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20:46:28.657656222</meta:creation-date>
    <dc:date>2015-03-22T20:47:43.574480648</dc:date>
    <meta:editing-duration>P0D</meta:editing-duration>
    <meta:editing-cycles>1</meta:editing-cycles>
    <meta:document-statistic meta:table-count="0" meta:image-count="0" meta:object-count="0" meta:page-count="1" meta:paragraph-count="26" meta:word-count="307" meta:character-count="1902" meta:non-whitespace-character-count="1642"/>
    <meta:generator>LibreOffice/4.1.4.2$Linux_X86_64 LibreOffice_project/410$Build-2</meta:generator>
  </office:meta>
</office:document-meta>
</file>